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Candara" style:font-family-asian="Candara" style:font-family-complex="Candara"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40.00pt" fo:font-weight="normal" fo:font-family="Candara" style:font-family-asian="Candara" style:font-family-complex="Candar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0.00pt" fo:font-weight="normal" fo:font-family="Candara" style:font-family-asian="Candara" style:font-family-complex="Candara"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6.00pt" fo:font-weight="normal" fo:font-family="Candara" style:font-family-asian="Candara" style:font-family-complex="Candara" fo:background-color="transparent" style:use-window-font-color="true"/>
    </style:style>
    <style:style style:name="T9" style:family="text">
      <style:text-properties fo:font-size="12.00pt" fo:font-weight="normal" fo:font-family="Candara" style:font-family-asian="Candara" style:font-family-complex="Candara"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ndara" style:font-family-asian="Candara" style:font-family-complex="Candar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ndara" style:font-family-asian="Candara" style:font-family-complex="Candar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ndara" style:font-family-asian="Candara" style:font-family-complex="Candar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Candara" style:font-family-asian="Candara" style:font-family-complex="Candara"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20.00pt" fo:font-weight="normal" fo:font-family="Candara" style:font-family-asian="Candara" style:font-family-complex="Candar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ndara" style:font-family-asian="Candara" style:font-family-complex="Candara"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ndara" style:font-family-asian="Candara" style:font-family-complex="Candar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ndara" style:font-family-asian="Candara" style:font-family-complex="Candara"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ndara" style:font-family-asian="Candara" style:font-family-complex="Candara" fo:background-color="transparent" style:use-window-font-color="true"/>
    </style:style>
    <style:style style:name="T28" style:family="text">
      <style:text-properties fo:font-size="20.00pt" fo:font-weight="normal" fo:font-family="Candara" style:font-family-asian="Candara" style:font-family-complex="Candar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ndara" style:font-family-asian="Candara" style:font-family-complex="Candar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20.00pt" fo:font-weight="normal" fo:font-family="Candara" style:font-family-asian="Candara" style:font-family-complex="Candar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ndara" style:font-family-asian="Candara" style:font-family-complex="Candar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ndara" style:font-family-asian="Candara" style:font-family-complex="Candar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ndara" style:font-family-asian="Candara" style:font-family-complex="Candar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ndara" style:font-family-asian="Candara" style:font-family-complex="Candara" fo:background-color="transparent" style:use-window-font-color="true"/>
    </style:style>
    <style:style style:name="T41" style:family="text">
      <style:text-properties fo:font-size="20.00pt" fo:font-weight="bold" fo:font-family="Candara" style:font-family-asian="Candara" style:font-family-complex="Candara"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ndara" style:font-family-asian="Candara" style:font-family-complex="Candara"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20.00pt" fo:font-weight="bold" fo:font-family="Candara" style:font-family-asian="Candara" style:font-family-complex="Candara" fo:background-color="transparent" style:use-window-font-color="true"/>
    </style:style>
    <style:style style:name="T46" style:family="text">
      <style:text-properties fo:font-size="11.00pt" fo:font-weight="normal" fo:font-family="Candara" style:font-family-asian="Candara" style:font-family-complex="Candara" fo:background-color="transparent" style:use-window-font-color="true"/>
    </style:style>
    <style:style style:name="T47" style:family="text">
      <style:text-properties fo:font-size="16.00pt" fo:font-weight="bold" fo:font-family="Candara" style:font-family-asian="Candara" style:font-family-complex="Candara" fo:background-color="transparent" style:use-window-font-color="true"/>
    </style:style>
    <style:style style:name="T48" style:family="text">
      <style:text-properties fo:font-size="11.00pt" fo:font-weight="normal" fo:font-family="Candara" style:font-family-asian="Candara" style:font-family-complex="Candara"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ndara" style:font-family-asian="Candara" style:font-family-complex="Candara" fo:background-color="transparent" style:use-window-font-color="true"/>
    </style:style>
    <style:style style:name="T51" style:family="text">
      <style:text-properties fo:font-size="11.00pt" fo:font-weight="bold" fo:font-family="Candara" style:font-family-asian="Candara" style:font-family-complex="Candara" fo:background-color="transparent" style:use-window-font-color="true"/>
    </style:style>
    <style:style style:name="T52" style:family="text">
      <style:text-properties fo:font-size="11.00pt" fo:font-weight="normal" fo:font-family="Candara" style:font-family-asian="Candara" style:font-family-complex="Candara" fo:background-color="transparent" style:use-window-font-color="true"/>
    </style:style>
    <style:style style:name="T53" style:family="text">
      <style:text-properties fo:font-size="16.00pt" fo:font-weight="bold" fo:font-family="Candara" style:font-family-asian="Candara" style:font-family-complex="Candara" fo:background-color="transparent" style:use-window-font-color="true"/>
    </style:style>
    <style:style style:name="T54" style:family="text">
      <style:text-properties fo:font-size="12.00pt" fo:font-weight="normal" fo:font-family="Candara" style:font-family-asian="Candara" style:font-family-complex="Candar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ndara" style:font-family-asian="Candara" style:font-family-complex="Candara" fo:background-color="transparent" style:use-window-font-color="true"/>
    </style:style>
    <style:style style:name="T57" style:family="text">
      <style:text-properties fo:font-size="16.00pt" fo:font-weight="bold" fo:font-family="Candara" style:font-family-asian="Candara" style:font-family-complex="Candara" fo:background-color="transparent" style:use-window-font-color="true"/>
    </style:style>
    <style:style style:name="T58" style:family="text">
      <style:text-properties fo:font-size="12.00pt" fo:font-weight="normal" fo:font-family="Candara" style:font-family-asian="Candara" style:font-family-complex="Candara"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ndara" style:font-family-asian="Candara" style:font-family-complex="Candara" fo:background-color="transparent" style:use-window-font-color="true"/>
    </style:style>
    <style:style style:name="T61" style:family="text">
      <style:text-properties fo:font-size="12.00pt" fo:font-weight="bold" fo:font-family="Candara" style:font-family-asian="Candara" style:font-family-complex="Candara" fo:background-color="transparent" style:use-window-font-color="true"/>
    </style:style>
    <style:style style:name="T62" style:family="text">
      <style:text-properties fo:font-size="12.00pt" fo:font-weight="normal" fo:font-family="Candara" style:font-family-asian="Candara" style:font-family-complex="Candara" fo:background-color="transparent" style:use-window-font-color="true"/>
    </style:style>
    <style:style style:name="T63" style:family="text">
      <style:text-properties fo:font-size="12.00pt" fo:font-weight="bold" fo:font-family="Candara" style:font-family-asian="Candara" style:font-family-complex="Candara" fo:background-color="transparent" style:use-window-font-color="true"/>
    </style:style>
    <style:style style:name="T64" style:family="text">
      <style:text-properties fo:font-size="12.00pt" fo:font-weight="normal" fo:font-family="Candara" style:font-family-asian="Candara" style:font-family-complex="Candara" fo:background-color="transparent" style:use-window-font-color="true"/>
    </style:style>
    <style:style style:name="T65" style:family="text">
      <style:text-properties fo:font-size="12.00pt" fo:font-weight="bold" fo:font-family="Candara" style:font-family-asian="Candara" style:font-family-complex="Candara" fo:background-color="transparent" style:use-window-font-color="true"/>
    </style:style>
    <style:style style:name="T66" style:family="text">
      <style:text-properties fo:font-size="16.00pt" fo:font-weight="bold"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2.00pt" fo:font-weight="normal" fo:font-family="Candara" style:font-family-asian="Candara" style:font-family-complex="Candara"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ndara" style:font-family-asian="Candara" style:font-family-complex="Candara" fo:background-color="transparent" style:use-window-font-color="true"/>
    </style:style>
    <style:style style:name="T72" style:family="text">
      <style:text-properties fo:font-size="12.00pt" fo:font-weight="normal" fo:font-family="Candara" style:font-family-asian="Candara" style:font-family-complex="Candara" fo:background-color="transparent" style:use-window-font-color="true"/>
    </style:style>
    <style:style style:name="T73" style:family="text">
      <style:text-properties fo:font-size="12.50pt" fo:font-weight="normal" fo:font-family="Candara" style:font-family-asian="Candara" style:font-family-complex="Candara"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Candara" style:font-family-asian="Candara" style:font-family-complex="Candara" fo:background-color="transparent" style:use-window-font-color="true"/>
    </style:style>
    <style:style style:name="T76" style:family="text">
      <style:text-properties fo:font-size="12.00pt" fo:font-weight="normal" fo:font-family="Candara" style:font-family-asian="Candara" style:font-family-complex="Candara"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Candara" style:font-family-asian="Candara" style:font-family-complex="Candara" fo:background-color="transparent" style:use-window-font-color="true"/>
    </style:style>
    <style:style style:name="T79" style:family="text">
      <style:text-properties fo:font-size="12.00pt" fo:font-weight="normal" fo:font-family="Candara" style:font-family-asian="Candara" style:font-family-complex="Candara" fo:background-color="transparent" style:use-window-font-color="true"/>
    </style:style>
    <style:style style:name="T80" style:family="text">
      <style:text-properties fo:font-size="12.50pt" fo:font-weight="normal" fo:font-family="Candara" style:font-family-asian="Candara" style:font-family-complex="Candara"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Candara" style:font-family-asian="Candara" style:font-family-complex="Candara" fo:background-color="transparent" style:use-window-font-color="true"/>
    </style:style>
    <style:style style:name="T83" style:family="text">
      <style:text-properties fo:font-size="12.00pt" fo:font-weight="bold" fo:font-family="Candara" style:font-family-asian="Candara" style:font-family-complex="Candara" fo:background-color="transparent" style:use-window-font-color="true"/>
    </style:style>
    <style:style style:name="T84" style:family="text">
      <style:text-properties fo:font-size="12.00pt" fo:font-weight="normal" fo:font-family="Candara" style:font-family-asian="Candara" style:font-family-complex="Candara" fo:background-color="transparent" style:use-window-font-color="true"/>
    </style:style>
    <style:style style:name="T85" style:family="text">
      <style:text-properties fo:font-size="12.00pt" fo:font-weight="bold" fo:font-family="Candara" style:font-family-asian="Candara" style:font-family-complex="Candara" fo:background-color="transparent" style:use-window-font-color="true"/>
    </style:style>
    <style:style style:name="T86" style:family="text">
      <style:text-properties fo:font-size="12.00pt" fo:font-weight="normal" fo:font-family="Candara" style:font-family-asian="Candara" style:font-family-complex="Candara"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6.00pt" fo:font-weight="bold" fo:font-family="Candara" style:font-family-asian="Candara" style:font-family-complex="Candara"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Candara" style:font-family-asian="Candara" style:font-family-complex="Candara" fo:background-color="transparent" style:use-window-font-color="true"/>
    </style:style>
    <style:style style:name="T91" style:family="text">
      <style:text-properties fo:font-size="12.00pt" fo:font-weight="bold" fo:font-family="Candara" style:font-family-asian="Candara" style:font-family-complex="Candara" fo:background-color="transparent" style:use-window-font-color="true"/>
    </style:style>
    <style:style style:name="T92" style:family="text">
      <style:text-properties fo:font-size="16.00pt" fo:font-weight="bold" fo:font-family="Candara" style:font-family-asian="Candara" style:font-family-complex="Candara" fo:background-color="transparent" style:use-window-font-color="true"/>
    </style:style>
    <style:style style:name="T93" style:family="text">
      <style:text-properties fo:font-size="12.00pt" fo:font-weight="normal" fo:font-family="Candara" style:font-family-asian="Candara" style:font-family-complex="Candara" fo:background-color="transparent" style:use-window-font-color="true"/>
    </style:style>
    <style:style style:name="T94" style:family="text">
      <style:text-properties fo:font-size="12.00pt" fo:font-weight="bold" fo:font-family="Candara" style:font-family-asian="Candara" style:font-family-complex="Candara"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Candara" style:font-family-asian="Candara" style:font-family-complex="Candara" fo:background-color="transparent" style:use-window-font-color="true"/>
    </style:style>
    <style:style style:name="T97" style:family="text">
      <style:text-properties fo:font-size="12.50pt" fo:font-weight="normal" fo:font-family="Candara" style:font-family-asian="Candara" style:font-family-complex="Candara" fo:background-color="transparent" style:use-window-font-color="true"/>
    </style:style>
    <style:style style:name="T98" style:family="text">
      <style:text-properties fo:font-size="12.00pt" fo:font-weight="normal" fo:font-family="Candara" style:font-family-asian="Candara" style:font-family-complex="Candara" fo:background-color="transparent" style:use-window-font-color="true"/>
    </style:style>
    <style:style style:name="T99" style:family="text">
      <style:text-properties fo:font-size="12.50pt" fo:font-weight="normal" fo:font-family="Candara" style:font-family-asian="Candara" style:font-family-complex="Candara" fo:background-color="transparent" style:use-window-font-color="true"/>
    </style:style>
    <style:style style:name="T100" style:family="text">
      <style:text-properties fo:font-size="12.00pt" fo:font-weight="normal" fo:font-family="Candara" style:font-family-asian="Candara" style:font-family-complex="Candara" fo:background-color="transparent" style:use-window-font-color="true"/>
    </style:style>
    <style:style style:name="T101" style:family="text">
      <style:text-properties fo:font-size="16.00pt" fo:font-weight="bold" fo:font-family="Candara" style:font-family-asian="Candara" style:font-family-complex="Candara" fo:background-color="transparent" style:use-window-font-color="true"/>
    </style:style>
    <style:style style:name="T102" style:family="text">
      <style:text-properties fo:font-size="12.00pt" fo:font-weight="bold" fo:font-family="Candara" style:font-family-asian="Candara" style:font-family-complex="Candara" fo:background-color="transparent" style:use-window-font-color="true"/>
    </style:style>
    <style:style style:name="T103" style:family="text">
      <style:text-properties fo:font-size="12.00pt" fo:font-weight="normal" fo:font-family="Candara" style:font-family-asian="Candara" style:font-family-complex="Candara"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6.00pt" fo:font-weight="bold" fo:font-family="Candara" style:font-family-asian="Candara" style:font-family-complex="Candara" fo:background-color="transparent" style:use-window-font-color="true"/>
    </style:style>
    <style:style style:name="T106" style:family="text">
      <style:text-properties fo:font-size="12.00pt" fo:font-weight="bold" fo:font-family="Candara" style:font-family-asian="Candara" style:font-family-complex="Candara" fo:background-color="transparent" style:use-window-font-color="true"/>
    </style:style>
    <style:style style:name="T107" style:family="text">
      <style:text-properties fo:font-size="16.00pt" fo:font-weight="bold" fo:font-family="Candara" style:font-family-asian="Candara" style:font-family-complex="Candara"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ndara" style:font-family-asian="Candara" style:font-family-complex="Candara"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bold" fo:font-family="Candara" style:font-family-asian="Candara" style:font-family-complex="Candara" fo:background-color="transparent" style:use-window-font-color="true"/>
    </style:style>
    <style:style style:name="T112" style:family="text">
      <style:text-properties fo:font-size="12.00pt" fo:font-weight="normal" fo:font-family="Candara" style:font-family-asian="Candara" style:font-family-complex="Candara"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bold" fo:font-family="Candara" style:font-family-asian="Candara" style:font-family-complex="Candara" fo:background-color="transparent" style:use-window-font-color="true"/>
    </style:style>
    <style:style style:name="T115" style:family="text">
      <style:text-properties fo:font-size="12.00pt" fo:font-weight="normal" fo:font-family="Candara" style:font-family-asian="Candara" style:font-family-complex="Candara" fo:background-color="transparent" style:use-window-font-color="true"/>
    </style:style>
    <style:style style:name="T116" style:family="text">
      <style:text-properties fo:font-size="12.50pt" fo:font-weight="normal" fo:font-family="Candara" style:font-family-asian="Candara" style:font-family-complex="Candara" fo:background-color="transparent" style:use-window-font-color="true"/>
    </style:style>
    <style:style style:name="T117" style:family="text">
      <style:text-properties fo:font-size="12.00pt" fo:font-weight="normal" fo:font-family="Candara" style:font-family-asian="Candara" style:font-family-complex="Candara" fo:background-color="transparent" style:use-window-font-color="true"/>
    </style:style>
    <style:style style:name="T118" style:family="text">
      <style:text-properties fo:font-size="12.50pt" fo:font-weight="normal" fo:font-family="Candara" style:font-family-asian="Candara" style:font-family-complex="Candara"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bold" fo:font-family="Candara" style:font-family-asian="Candara" style:font-family-complex="Candara" fo:background-color="transparent" style:use-window-font-color="true"/>
    </style:style>
    <style:style style:name="T121" style:family="text">
      <style:text-properties fo:font-size="12.00pt" fo:font-weight="normal" fo:font-family="Candara" style:font-family-asian="Candara" style:font-family-complex="Candara"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bold" fo:font-family="Candara" style:font-family-asian="Candara" style:font-family-complex="Candara" fo:background-color="transparent" style:use-window-font-color="true"/>
    </style:style>
    <style:style style:name="T124" style:family="text">
      <style:text-properties fo:font-size="12.00pt" fo:font-weight="normal" fo:font-family="Candara" style:font-family-asian="Candara" style:font-family-complex="Candara"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bold" fo:font-family="Candara" style:font-family-asian="Candara" style:font-family-complex="Candara" fo:background-color="transparent" style:use-window-font-color="true"/>
    </style:style>
    <style:style style:name="T127" style:family="text">
      <style:text-properties fo:font-size="12.00pt" fo:font-weight="normal" fo:font-family="Candara" style:font-family-asian="Candara" style:font-family-complex="Candara" fo:background-color="transparent" style:use-window-font-color="true"/>
    </style:style>
    <style:style style:name="T128" style:family="text">
      <style:text-properties fo:font-size="12.50pt" fo:font-weight="normal" fo:font-family="Candara" style:font-family-asian="Candara" style:font-family-complex="Candara" fo:background-color="transparent" style:use-window-font-color="true"/>
    </style:style>
    <style:style style:name="T129" style:family="text">
      <style:text-properties fo:font-size="12.00pt" fo:font-weight="normal" fo:font-family="Candara" style:font-family-asian="Candara" style:font-family-complex="Candara"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bold" fo:font-family="Candara" style:font-family-asian="Candara" style:font-family-complex="Candara" fo:background-color="transparent" style:use-window-font-color="true"/>
    </style:style>
    <style:style style:name="T132" style:family="text">
      <style:text-properties fo:font-size="12.00pt" fo:font-weight="normal" fo:font-family="Candara" style:font-family-asian="Candara" style:font-family-complex="Candara" fo:background-color="transparent" style:use-window-font-color="true"/>
    </style:style>
    <style:style style:name="T133" style:family="text">
      <style:text-properties fo:font-size="12.00pt" fo:font-weight="bold" fo:font-family="Candara" style:font-family-asian="Candara" style:font-family-complex="Candara" fo:background-color="transparent" style:use-window-font-color="true"/>
    </style:style>
    <style:style style:name="T134" style:family="text">
      <style:text-properties fo:font-size="12.00pt" fo:font-weight="normal" fo:font-family="Candara" style:font-family-asian="Candara" style:font-family-complex="Candara" fo:background-color="transparent" style:use-window-font-color="true"/>
    </style:style>
    <style:style style:name="T135" style:family="text">
      <style:text-properties fo:font-size="12.00pt" fo:font-weight="bold" fo:font-family="Candara" style:font-family-asian="Candara" style:font-family-complex="Candara" fo:background-color="transparent" style:use-window-font-color="true"/>
    </style:style>
    <style:style style:name="T136" style:family="text">
      <style:text-properties fo:font-size="12.00pt" fo:font-weight="normal" fo:font-family="Candara" style:font-family-asian="Candara" style:font-family-complex="Candara" fo:background-color="transparent" style:use-window-font-color="true"/>
    </style:style>
    <style:style style:name="T137" style:family="text">
      <style:text-properties fo:font-size="12.00pt" fo:font-weight="bold" fo:font-family="Candara" style:font-family-asian="Candara" style:font-family-complex="Candara" fo:background-color="transparent" style:use-window-font-color="true"/>
    </style:style>
    <style:style style:name="T138" style:family="text">
      <style:text-properties fo:font-size="12.00pt" fo:font-weight="normal" fo:font-family="Candara" style:font-family-asian="Candara" style:font-family-complex="Candara"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Candara" style:font-family-asian="Candara" style:font-family-complex="Candara" fo:background-color="transparent" style:use-window-font-color="true"/>
    </style:style>
    <style:style style:name="T141" style:family="text">
      <style:text-properties fo:font-size="12.00pt" fo:font-weight="bold" fo:font-family="Candara" style:font-family-asian="Candara" style:font-family-complex="Candara" fo:background-color="transparent" style:use-window-font-color="true"/>
    </style:style>
    <style:style style:name="T142" style:family="text">
      <style:text-properties fo:font-size="12.00pt" fo:font-weight="normal" fo:font-family="Candara" style:font-family-asian="Candara" style:font-family-complex="Candara" fo:background-color="transparent" style:use-window-font-color="true"/>
    </style:style>
    <style:style style:name="T143" style:family="text">
      <style:text-properties fo:font-size="12.00pt" fo:font-weight="bold" fo:font-family="Candara" style:font-family-asian="Candara" style:font-family-complex="Candara" fo:background-color="transparent" style:use-window-font-color="true"/>
    </style:style>
    <style:style style:name="T144" style:family="text">
      <style:text-properties fo:font-size="12.00pt" fo:font-weight="normal" fo:font-family="Candara" style:font-family-asian="Candara" style:font-family-complex="Candara" fo:background-color="transparent" style:use-window-font-color="true"/>
    </style:style>
    <style:style style:name="T145" style:family="text">
      <style:text-properties fo:font-size="16.00pt" fo:font-weight="bold" fo:font-family="Candara" style:font-family-asian="Candara" style:font-family-complex="Candara" fo:background-color="transparent" style:use-window-font-color="true"/>
    </style:style>
    <style:style style:name="T146" style:family="text">
      <style:text-properties fo:font-size="12.00pt" fo:font-weight="bold" fo:font-family="Candara" style:font-family-asian="Candara" style:font-family-complex="Candara" fo:background-color="transparent" style:use-window-font-color="true"/>
    </style:style>
    <style:style style:name="T147" style:family="text">
      <style:text-properties fo:font-size="12.00pt" fo:font-weight="normal" fo:font-family="Candara" style:font-family-asian="Candara" style:font-family-complex="Candara" fo:background-color="transparent" style:use-window-font-color="true"/>
    </style:style>
    <style:style style:name="T148" style:family="text">
      <style:text-properties fo:font-size="12.00pt" fo:font-weight="normal" fo:font-family="Candara" style:font-family-asian="Candara" style:font-family-complex="Candara" fo:background-color="transparent" style:use-window-font-color="true"/>
    </style:style>
    <style:style style:name="T149" style:family="text">
      <style:text-properties fo:font-size="16.00pt" fo:font-weight="bold" fo:font-family="Candara" style:font-family-asian="Candara" style:font-family-complex="Candara" fo:background-color="transparent" style:use-window-font-color="true"/>
    </style:style>
    <style:style style:name="T150" style:family="text">
      <style:text-properties fo:font-size="12.00pt" fo:font-weight="bold" fo:font-family="Candara" style:font-family-asian="Candara" style:font-family-complex="Candara" fo:background-color="transparent" style:use-window-font-color="true"/>
    </style:style>
    <style:style style:name="T151" style:family="text">
      <style:text-properties fo:font-size="12.00pt" fo:font-weight="normal" fo:font-family="Candara" style:font-family-asian="Candara" style:font-family-complex="Candara" fo:background-color="transparent" style:use-window-font-color="true"/>
    </style:style>
    <style:style style:name="T152" style:family="text">
      <style:text-properties fo:font-size="16.00pt" fo:font-weight="bold" fo:font-family="Candara" style:font-family-asian="Candara" style:font-family-complex="Candara" fo:background-color="transparent" style:use-window-font-color="true"/>
    </style:style>
    <style:style style:name="T153" style:family="text">
      <style:text-properties fo:font-size="16.00pt" fo:font-weight="bold" fo:font-family="Candara" style:font-family-asian="Candara" style:font-family-complex="Candara"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Candara" style:font-family-asian="Candara" style:font-family-complex="Candara"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bold"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bold"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bold" fo:font-family="Calibri" style:font-family-asian="Calibri" style:font-family-complex="Calibri" fo:background-color="transparent" style:use-window-font-color="true"/>
    </style:style>
    <style:style style:name="T164" style:family="text">
      <style:text-properties fo:font-size="12.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bold" fo:font-family="Calibri" style:font-family-asian="Calibri" style:font-family-complex="Calibri"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bold" fo:font-family="Calibri" style:font-family-asian="Calibri" style:font-family-complex="Calibri" fo:background-color="transparent" style:use-window-font-color="true"/>
    </style:style>
    <style:style style:name="T170" style:family="text">
      <style:text-properties fo:font-size="12.00pt" fo:font-weight="normal"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bold"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bold" fo:font-family="Calibri" style:font-family-asian="Calibri" style:font-family-complex="Calibri" fo:background-color="transparent" style:use-window-font-color="true"/>
    </style:style>
    <style:style style:name="T176" style:family="text">
      <style:text-properties fo:font-size="12.00pt" fo:font-weight="normal" fo:font-family="Calibri" style:font-family-asian="Calibri" style:font-family-complex="Calibri" fo:background-color="transparent" style:use-window-font-color="true"/>
    </style:style>
    <style:style style:name="T177" style:family="text">
      <style:text-properties fo:font-size="12.00pt" fo:font-weight="bold" fo:font-family="Calibri" style:font-family-asian="Calibri" style:font-family-complex="Calibri" fo:background-color="transparent" style:use-window-font-color="true"/>
    </style:style>
    <style:style style:name="T178" style:family="text">
      <style:text-properties fo:font-size="12.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Calibri" style:font-family-asian="Calibri" style:font-family-complex="Calibri" fo:background-color="transparent" style:use-window-font-color="true"/>
    </style:style>
    <style:style style:name="T181" style:family="text">
      <style:text-properties fo:font-size="12.00pt" fo:font-weight="bold" fo:font-family="Calibri" style:font-family-asian="Calibri" style:font-family-complex="Calibri" fo:background-color="transparent" style:use-window-font-color="true"/>
    </style:style>
    <style:style style:name="T182" style:family="text">
      <style:text-properties fo:font-size="12.00pt" fo:font-weight="normal" fo:font-family="Calibri" style:font-family-asian="Calibri" style:font-family-complex="Calibri" fo:background-color="transparent" style:use-window-font-color="true"/>
    </style:style>
    <style:style style:name="T183" style:family="text">
      <style:text-properties fo:font-size="12.00pt" fo:font-weight="bold" fo:font-family="Calibri" style:font-family-asian="Calibri" style:font-family-complex="Calibri" fo:background-color="transparent" style:use-window-font-color="true"/>
    </style:style>
    <style:style style:name="T184" style:family="text">
      <style:text-properties fo:font-size="12.00pt" fo:font-weight="normal" fo:font-family="Calibri" style:font-family-asian="Calibri" style:font-family-complex="Calibri" fo:background-color="transparent" style:use-window-font-color="true"/>
    </style:style>
    <style:style style:name="T185" style:family="text">
      <style:text-properties fo:font-size="12.00pt" fo:font-weight="bold" fo:font-family="Calibri" style:font-family-asian="Calibri" style:font-family-complex="Calibri" fo:background-color="transparent" style:use-window-font-color="true"/>
    </style:style>
    <style:style style:name="T186" style:family="text">
      <style:text-properties fo:font-size="12.00pt" fo:font-weight="normal" fo:font-family="Calibri" style:font-family-asian="Calibri" style:font-family-complex="Calibri" fo:background-color="transparent" style:use-window-font-color="true"/>
    </style:style>
    <style:style style:name="T187" style:family="text">
      <style:text-properties fo:font-size="12.00pt" fo:font-weight="bold" fo:font-family="Candara" style:font-family-asian="Candara" style:font-family-complex="Candara" fo:background-color="transparent" style:use-window-font-color="true"/>
    </style:style>
    <style:style style:name="T188" style:family="text">
      <style:text-properties fo:font-size="16.00pt" fo:font-weight="bold" fo:font-family="Candara" style:font-family-asian="Candara" style:font-family-complex="Candara"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Candara" style:font-family-asian="Candara" style:font-family-complex="Candara" fo:background-color="transparent" style:use-window-font-color="true"/>
    </style:style>
    <style:style style:name="T191" style:family="text">
      <style:text-properties fo:font-size="12.00pt" fo:font-weight="bold" fo:font-family="Candara" style:font-family-asian="Candara" style:font-family-complex="Candara"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Candara" style:font-family-asian="Candara" style:font-family-complex="Candara" fo:background-color="transparent" style:use-window-font-color="true"/>
    </style:style>
    <style:style style:name="T194" style:family="text">
      <style:text-properties fo:font-size="12.00pt" fo:font-weight="bold" fo:font-family="Candara" style:font-family-asian="Candara" style:font-family-complex="Candara" fo:background-color="transparent" style:use-window-font-color="true"/>
    </style:style>
    <style:style style:name="T195" style:family="text">
      <style:text-properties fo:font-size="12.00pt" fo:font-weight="normal" fo:font-family="Candara" style:font-family-asian="Candara" style:font-family-complex="Candara"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Candara" style:font-family-asian="Candara" style:font-family-complex="Candara" fo:background-color="transparent" style:use-window-font-color="true"/>
    </style:style>
    <style:style style:name="T198" style:family="text">
      <style:text-properties fo:font-size="12.00pt" fo:font-weight="bold" fo:font-family="Candara" style:font-family-asian="Candara" style:font-family-complex="Candara" fo:background-color="transparent" style:use-window-font-color="true"/>
    </style:style>
    <style:style style:name="T199" style:family="text">
      <style:text-properties fo:font-size="12.00pt" fo:font-weight="normal" fo:font-family="Candara" style:font-family-asian="Candara" style:font-family-complex="Candara" fo:background-color="transparent" style:use-window-font-color="true"/>
    </style:style>
    <style:style style:name="T200" style:family="text">
      <style:text-properties fo:font-size="12.00pt" fo:font-weight="bold" fo:font-family="Candara" style:font-family-asian="Candara" style:font-family-complex="Candara" fo:background-color="transparent" style:use-window-font-color="true"/>
    </style:style>
    <style:style style:name="T201" style:family="text">
      <style:text-properties fo:font-size="12.00pt" fo:font-weight="normal" fo:font-family="Candara" style:font-family-asian="Candara" style:font-family-complex="Candara" fo:background-color="transparent" style:use-window-font-color="true"/>
    </style:style>
    <style:style style:name="T202" style:family="text">
      <style:text-properties fo:font-size="12.00pt" fo:font-weight="bold" fo:font-family="Candara" style:font-family-asian="Candara" style:font-family-complex="Candara" fo:background-color="transparent" style:use-window-font-color="true"/>
    </style:style>
    <style:style style:name="T203" style:family="text">
      <style:text-properties fo:font-size="12.00pt" fo:font-weight="normal" fo:font-family="Candara" style:font-family-asian="Candara" style:font-family-complex="Candara" fo:background-color="transparent" style:use-window-font-color="true"/>
    </style:style>
    <style:style style:name="T204" style:family="text">
      <style:text-properties fo:font-size="16.00pt" fo:font-weight="bold" fo:font-family="Candara" style:font-family-asian="Candara" style:font-family-complex="Candara"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Candara" style:font-family-asian="Candara" style:font-family-complex="Candara"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Candara" style:font-family-asian="Candara" style:font-family-complex="Candara"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bold" fo:font-family="Candara" style:font-family-asian="Candara" style:font-family-complex="Candara" fo:background-color="transparent" style:use-window-font-color="true"/>
    </style:style>
    <style:style style:name="T211" style:family="text">
      <style:text-properties fo:font-size="12.00pt" fo:font-weight="normal" fo:font-family="Candara" style:font-family-asian="Candara" style:font-family-complex="Candara"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Candara" style:font-family-asian="Candara" style:font-family-complex="Candara"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bold" fo:font-family="Candara" style:font-family-asian="Candara" style:font-family-complex="Candara"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6.00pt" fo:font-weight="bold" fo:font-family="Candara" style:font-family-asian="Candara" style:font-family-complex="Candara" fo:background-color="transparent" style:use-window-font-color="true"/>
    </style:style>
    <style:style style:name="T218" style:family="text">
      <style:text-properties fo:font-size="12.00pt" fo:font-weight="normal" fo:font-family="Candara" style:font-family-asian="Candara" style:font-family-complex="Candara"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2.00pt" fo:font-weight="normal" fo:font-family="Candara" style:font-family-asian="Candara" style:font-family-complex="Candara" fo:background-color="transparent" style:use-window-font-color="true"/>
    </style:style>
    <style:style style:name="T221" style:family="text">
      <style:text-properties fo:font-size="12.00pt" fo:font-weight="bold" fo:font-family="Candara" style:font-family-asian="Candara" style:font-family-complex="Candara" fo:background-color="transparent" style:use-window-font-color="true"/>
    </style:style>
    <style:style style:name="T222" style:family="text">
      <style:text-properties fo:font-size="12.00pt" fo:font-weight="normal" fo:font-family="Candara" style:font-family-asian="Candara" style:font-family-complex="Candara" fo:background-color="transparent" style:use-window-font-color="true"/>
    </style:style>
    <style:style style:name="T223" style:family="text">
      <style:text-properties fo:font-size="12.00pt" fo:font-weight="bold" fo:font-family="Candara" style:font-family-asian="Candara" style:font-family-complex="Candara" fo:background-color="transparent" style:use-window-font-color="true"/>
    </style:style>
    <style:style style:name="T224" style:family="text">
      <style:text-properties fo:font-size="12.00pt" fo:font-weight="normal" fo:font-family="Candara" style:font-family-asian="Candara" style:font-family-complex="Candara" fo:background-color="transparent" style:use-window-font-color="true"/>
    </style:style>
    <style:style style:name="T225" style:family="text">
      <style:text-properties fo:font-size="12.00pt" fo:font-weight="bold" fo:font-family="Candara" style:font-family-asian="Candara" style:font-family-complex="Candara"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bold" fo:font-family="Candara" style:font-family-asian="Candara" style:font-family-complex="Candara" fo:background-color="transparent" style:use-window-font-color="true"/>
    </style:style>
    <style:style style:name="T228" style:family="text">
      <style:text-properties fo:font-size="12.00pt" fo:font-weight="normal" fo:font-family="Candara" style:font-family-asian="Candara" style:font-family-complex="Candara" fo:background-color="transparent" style:use-window-font-color="true"/>
    </style:style>
    <style:style style:name="T229" style:family="text">
      <style:text-properties fo:font-size="12.00pt" fo:font-weight="bold" fo:font-family="Candara" style:font-family-asian="Candara" style:font-family-complex="Candara" fo:background-color="transparent" style:use-window-font-color="true"/>
    </style:style>
    <style:style style:name="T230" style:family="text">
      <style:text-properties fo:font-size="12.00pt" fo:font-weight="normal" fo:font-family="Candara" style:font-family-asian="Candara" style:font-family-complex="Candara" fo:background-color="transparent" style:use-window-font-color="true"/>
    </style:style>
    <style:style style:name="T231" style:family="text">
      <style:text-properties fo:font-size="12.00pt" fo:font-weight="bold" fo:font-family="Candara" style:font-family-asian="Candara" style:font-family-complex="Candara" fo:background-color="transparent" style:use-window-font-color="true"/>
    </style:style>
    <style:style style:name="T232" style:family="text">
      <style:text-properties fo:font-size="12.00pt" fo:font-weight="normal" fo:font-family="Candara" style:font-family-asian="Candara" style:font-family-complex="Candara" fo:background-color="transparent" style:use-window-font-color="true"/>
    </style:style>
    <style:style style:name="T233" style:family="text">
      <style:text-properties fo:font-size="12.00pt" fo:font-weight="bold" fo:font-family="Candara" style:font-family-asian="Candara" style:font-family-complex="Candara" fo:background-color="transparent" style:use-window-font-color="true"/>
    </style:style>
    <style:style style:name="T234" style:family="text">
      <style:text-properties fo:font-size="12.00pt" fo:font-weight="normal" fo:font-family="Candara" style:font-family-asian="Candara" style:font-family-complex="Candara" fo:background-color="transparent" style:use-window-font-color="true"/>
    </style:style>
    <style:style style:name="T235" style:family="text">
      <style:text-properties fo:font-size="12.00pt" fo:font-weight="bold" fo:font-family="Candara" style:font-family-asian="Candara" style:font-family-complex="Candara" fo:background-color="transparent" style:use-window-font-color="true"/>
    </style:style>
    <style:style style:name="T236" style:family="text">
      <style:text-properties fo:font-size="12.00pt" fo:font-weight="normal" fo:font-family="Candara" style:font-family-asian="Candara" style:font-family-complex="Candara" fo:background-color="transparent" style:use-window-font-color="true"/>
    </style:style>
    <style:style style:name="T237" style:family="text">
      <style:text-properties fo:font-size="12.50pt" fo:font-weight="normal" fo:font-family="Candara" style:font-family-asian="Candara" style:font-family-complex="Candara" fo:background-color="transparent" style:use-window-font-color="true"/>
    </style:style>
    <style:style style:name="T238" style:family="text">
      <style:text-properties fo:font-size="12.00pt" fo:font-weight="normal" fo:font-family="Candara" style:font-family-asian="Candara" style:font-family-complex="Candara" fo:background-color="transparent" style:use-window-font-color="true"/>
    </style:style>
    <style:style style:name="T239" style:family="text">
      <style:text-properties fo:font-size="12.50pt" fo:font-weight="normal" fo:font-family="Candara" style:font-family-asian="Candara" style:font-family-complex="Candara" fo:background-color="transparent" style:use-window-font-color="true"/>
    </style:style>
    <style:style style:name="T240" style:family="text">
      <style:text-properties fo:font-size="12.00pt" fo:font-weight="normal" fo:font-family="Candara" style:font-family-asian="Candara" style:font-family-complex="Candara" fo:background-color="transparent" style:use-window-font-color="true"/>
    </style:style>
    <style:style style:name="T241" style:family="text">
      <style:text-properties fo:font-size="16.00pt" fo:font-weight="bold" fo:font-family="Candara" style:font-family-asian="Candara" style:font-family-complex="Candara" fo:background-color="transparent" style:use-window-font-color="true"/>
    </style:style>
    <style:style style:name="T242" style:family="text">
      <style:text-properties fo:font-size="12.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6.00pt" fo:font-weight="bold" fo:font-family="Candara" style:font-family-asian="Candara" style:font-family-complex="Candara" fo:background-color="transparent" style:use-window-font-color="true"/>
    </style:style>
    <style:style style:name="T245" style:family="text">
      <style:text-properties fo:font-size="12.00pt" fo:font-weight="normal" fo:font-family="Candara" style:font-family-asian="Candara" style:font-family-complex="Candara" fo:background-color="transparent" style:use-window-font-color="true"/>
    </style:style>
    <style:style style:name="T246" style:family="text">
      <style:text-properties fo:font-size="12.00pt" fo:font-weight="normal" fo:font-family="Candara" style:font-family-asian="Candara" style:font-family-complex="Candara" fo:background-color="transparent" style:use-window-font-color="true"/>
    </style:style>
    <style:style style:name="T247" style:family="text">
      <style:text-properties fo:font-size="12.00pt" fo:font-weight="normal" fo:font-family="Candara" style:font-family-asian="Candara" style:font-family-complex="Candara" fo:background-color="transparent" style:use-window-font-color="true"/>
    </style:style>
    <style:style style:name="T248" style:family="text">
      <style:text-properties fo:font-size="12.00pt" fo:font-weight="normal" fo:font-family="Candara" style:font-family-asian="Candara" style:font-family-complex="Candara" fo:background-color="transparent" style:use-window-font-color="true"/>
    </style:style>
    <style:style style:name="T249" style:family="text">
      <style:text-properties fo:font-size="12.00pt" fo:font-weight="normal" fo:font-family="Candara" style:font-family-asian="Candara" style:font-family-complex="Candara" fo:background-color="transparent" style:use-window-font-color="true"/>
    </style:style>
    <style:style style:name="T250" style:family="text">
      <style:text-properties fo:font-size="16.00pt" fo:font-weight="bold" fo:font-family="Candara" style:font-family-asian="Candara" style:font-family-complex="Candara" fo:background-color="transparent" style:use-window-font-color="true"/>
    </style:style>
    <style:style style:name="T251" style:family="text">
      <style:text-properties fo:font-size="12.00pt" fo:font-weight="bold" fo:font-family="Candara" style:font-family-asian="Candara" style:font-family-complex="Candara" fo:background-color="transparent" style:use-window-font-color="true"/>
    </style:style>
    <style:style style:name="T252" style:family="text">
      <style:text-properties fo:font-size="12.00pt" fo:font-weight="normal" fo:font-family="Candara" style:font-family-asian="Candara" style:font-family-complex="Candara" fo:background-color="transparent" style:use-window-font-color="true"/>
    </style:style>
    <style:style style:name="T253" style:family="text">
      <style:text-properties fo:font-size="16.00pt" fo:font-weight="bold" fo:font-family="Candara" style:font-family-asian="Candara" style:font-family-complex="Candara" fo:background-color="transparent" style:use-window-font-color="true"/>
    </style:style>
    <style:style style:name="T254" style:family="text">
      <style:text-properties fo:font-size="12.00pt" fo:font-weight="bold" fo:font-family="Candara" style:font-family-asian="Candara" style:font-family-complex="Candara" fo:background-color="transparent" style:use-window-font-color="true"/>
    </style:style>
    <style:style style:name="T255" style:family="text">
      <style:text-properties fo:font-size="12.00pt" fo:font-weight="normal" fo:font-family="Candara" style:font-family-asian="Candara" style:font-family-complex="Candara" fo:background-color="transparent" style:use-window-font-color="true"/>
    </style:style>
    <style:style style:name="T256" style:family="text">
      <style:text-properties fo:font-size="16.00pt" fo:font-weight="bold"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6.00pt" fo:font-weight="bold" fo:font-family="Candara" style:font-family-asian="Candara" style:font-family-complex="Candara" fo:background-color="transparent" style:use-window-font-color="true"/>
    </style:style>
    <style:style style:name="T259" style:family="text">
      <style:text-properties fo:font-size="12.00pt" fo:font-weight="normal" fo:font-family="Candara" style:font-family-asian="Candara" style:font-family-complex="Candara"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Candara" style:font-family-asian="Candara" style:font-family-complex="Candara"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Candara" style:font-family-asian="Candara" style:font-family-complex="Candara"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Candara" style:font-family-asian="Candara" style:font-family-complex="Candara"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normal" fo:font-family="Candara" style:font-family-asian="Candara" style:font-family-complex="Candara"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style:style>
    <style:style style:name="P3" style:family="paragraph">
      <style:paragraph-properties fo:line-height="100.00%" fo:text-align="center"/>
    </style:style>
    <style:style style:name="P4" style:family="paragraph">
      <style:paragraph-properties fo:line-height="100.00%" fo:text-align="justify"/>
    </style:style>
    <style:style style:name="P5" style:family="paragraph">
      <style:paragraph-properties fo:line-height="150.00%" fo:text-align="justify"/>
    </style:style>
    <style:style style:name="P6" style:family="paragraph">
      <style:paragraph-properties fo:line-height="150.00%" fo:text-align="justify" fo:margin-left="35.45pt" fo:text-indent="0.00pt"/>
    </style:style>
    <style:style style:name="P7" style:family="paragraph">
      <style:paragraph-properties fo:line-height="100.00%" fo:text-align="justify" fo:margin-left="35.45pt" fo:text-indent="0.00pt"/>
    </style:style>
    <style:style style:name="P8" style:family="paragraph">
      <style:paragraph-properties fo:line-height="115.00%" fo:text-align="left" fo:margin-bottom="10.00pt"/>
    </style:style>
    <style:style style:name="P9" style:family="paragraph">
      <style:paragraph-properties fo:line-height="100.00%" fo:text-align="justify"/>
    </style:style>
    <style:style style:name="P10" style:family="paragraph">
      <style:paragraph-properties fo:line-height="100.00%" fo:text-align="justify">
        <style:tab-stops>
          <style:tab-stop style:position="0.75pt"/>
        </style:tab-stops>
      </style:paragraph-properties>
    </style:style>
    <style:style style:name="P11" style:family="paragraph">
      <style:paragraph-properties fo:line-height="115.00%" fo:text-align="left" fo:margin-bottom="10.00pt"/>
    </style:style>
    <style:style style:name="P12" style:family="paragraph">
      <style:paragraph-properties fo:line-height="100.00%" fo:text-align="left">
        <style:tab-stops>
          <style:tab-stop style:position="0.75pt"/>
        </style:tab-stops>
      </style:paragraph-properties>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00.00%" fo:text-align="left"/>
    </style:style>
    <style:style style:name="P18" style:family="paragraph">
      <style:paragraph-properties fo:line-height="100.00%" fo:text-align="left" fo:margin-bottom="10.00pt"/>
    </style:style>
    <style:style style:name="P19" style:family="paragraph">
      <style:paragraph-properties fo:line-height="100.00%" fo:text-align="left"/>
    </style:style>
    <style:style style:name="P20" style:family="paragraph">
      <style:paragraph-properties fo:line-height="100.00%" fo:text-align="left" fo:margin-bottom="10.00pt"/>
    </style:style>
    <style:style style:name="P21" style:family="paragraph">
      <style:paragraph-properties fo:line-height="100.00%" fo:text-align="left"/>
    </style:style>
    <style:style style:name="P22" style:family="paragraph">
      <style:paragraph-properties fo:line-height="100.00%" fo:text-align="left" fo:margin-bottom="10.00pt"/>
    </style:style>
    <style:style style:name="P23" style:family="paragraph">
      <style:paragraph-properties fo:line-height="100.00%" fo:text-align="left"/>
    </style:style>
    <style:style style:name="P24" style:family="paragraph">
      <style:paragraph-properties fo:line-height="100.00%" fo:text-align="left" fo:margin-bottom="10.00pt"/>
    </style:style>
    <style:style style:name="P25" style:family="paragraph">
      <style:paragraph-properties fo:line-height="100.00%" fo:text-align="left"/>
    </style:style>
    <style:style style:name="P26" style:family="paragraph">
      <style:paragraph-properties fo:line-height="100.00%" fo:text-align="left" fo:margin-bottom="10.00pt"/>
    </style:style>
    <style:style style:name="P27" style:family="paragraph">
      <style:paragraph-properties fo:line-height="100.00%" fo:text-align="left"/>
    </style:style>
    <style:style style:name="P28" style:family="paragraph">
      <style:paragraph-properties fo:line-height="100.00%" fo:text-align="left" fo:margin-bottom="10.00pt"/>
    </style:style>
    <style:style style:name="P29" style:family="paragraph">
      <style:paragraph-properties fo:line-height="100.00%" fo:text-align="left"/>
    </style:style>
    <style:style style:name="P30" style:family="paragraph">
      <style:paragraph-properties fo:line-height="100.00%" fo:text-align="left" fo:margin-bottom="10.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00.00%" fo:text-align="left"/>
    </style:style>
    <style:style style:name="P32" style:family="paragraph">
      <style:paragraph-properties fo:line-height="100.00%" fo:text-align="left" fo:margin-bottom="10.00pt"/>
    </style:style>
    <style:style style:name="P33" style:family="paragraph">
      <style:paragraph-properties fo:line-height="100.00%" fo:text-align="left"/>
    </style:style>
    <style:style style:name="P34" style:family="paragraph">
      <style:paragraph-properties fo:line-height="100.00%" fo:text-align="left" fo:margin-bottom="10.00pt"/>
    </style:style>
    <style:style style:name="P35" style:family="paragraph">
      <style:paragraph-properties fo:line-height="100.00%" fo:text-align="left"/>
    </style:style>
    <style:style style:name="P36" style:family="paragraph">
      <style:paragraph-properties fo:line-height="100.00%" fo:text-align="left" fo:margin-bottom="10.00pt"/>
    </style:style>
    <style:style style:name="P37" style:family="paragraph">
      <style:paragraph-properties fo:line-height="115.00%" fo:text-align="left" fo:margin-bottom="10.00pt"/>
    </style:style>
  </office:automatic-styles>
  <office:body>
    <office:text>
      <text:p text:style-name="P1"><draw:frame text:anchor-type="as-char" svg:width="125.41mm" svg:height="38.36mm" style:rel-width="scale" style:rel-height="scale"><draw:object-ole xlink:href="OleObj1"/><draw:image xlink:href="ObjectReplacements/OleObj1"/></draw:frame><text:span text:style-name="T1"/></text:p>
      <text:p text:style-name="P1"><text:span text:style-name="T1"/></text:p>
      <text:p text:style-name="P1"><text:span text:style-name="T1"/></text:p>
      <text:p text:style-name="P2"><text:span text:style-name="T2"><text:line-break/></text:span><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text:anchor-type="as-char" svg:width="105.83mm" svg:height="37.04mm" style:rel-width="scale" style:rel-height="scale"><draw:object-ole xlink:href="OleObj2"/><draw:image xlink:href="ObjectReplacements/OleObj2"/></draw:frame><text:span text:style-name="T3"/></text:p>
      <text:p text:style-name="P3"><text:span text:style-name="T3"/></text:p>
      <text:p text:style-name="P3"><text:span text:style-name="T3"/></text:p>
      <text:p text:style-name="P3"><text:span text:style-name="T4">Administrator's Manual</text:span></text:p>
      <text:p text:style-name="P3"><text:span text:style-name="T5"/></text:p>
      <text:p text:style-name="P3"><text:span text:style-name="T5"/></text:p>
      <text:p text:style-name="P3"><text:span text:style-name="T5"/></text:p>
      <text:p text:style-name="P4"><text:span text:style-name="T6">Preamble</text:span></text:p>
      <text:p text:style-name="P4"><text:span text:style-name="T7"/></text:p>
      <text:p text:style-name="P4"><text:span text:style-name="T8">©</text:span><text:span text:style-name="T9"><text:s/>IncrediSoft</text:span></text:p>
      <text:p text:style-name="P4"><text:span text:style-name="T10"/></text:p>
      <text:p text:style-name="P4"><text:span text:style-name="T11">All rights reserved.<text:s text:c="3"/>No parts of this work may be reproduced in any form or by any means – graphic, electronic, or mechanical, including photocopying, recording, taping, or information<text:s text:c="2"/>storage and retrieval systems – without the written permission of the publisher.</text:span></text:p>
      <text:p text:style-name="P4"><text:span text:style-name="T12"/></text:p>
      <text:p text:style-name="P4"><text:span text:style-name="T13">Products that are referred to in this document may be either trademarks and / or registered trademarks of the respective owners.<text:s text:c="3"/>The publisher and the author make no claim to these trademarks.</text:span></text:p>
      <text:p text:style-name="P4"><text:span text:style-name="T14"/></text:p>
      <text:p text:style-name="P4"><text:span text:style-name="T15">While every precaution has been taken in the preparation of this document, the publisher and the author assume no responsibility for errors or omissions, or for damages resulting from the use of information contained in this document or from the use of programs and source code that may accompany it.<text:s text:c="3"/>In no event shall the publisher and the author be liable for any loss of profit or any other commercial damage caused or alleged to have been caused directly or indirectly by this document.<text:s text:c="3"/></text:span></text:p>
      <text:p text:style-name="P4"><text:span text:style-name="T16"/></text:p>
      <text:p text:style-name="P4"><text:span text:style-name="T17">This manual is prepared for ADMINISTRATORS ONLY.<text:s text:c="2"/>Administrators will be responsible for the overall management of iLearn which includes but is not limited to managing users, printing reports, backing up files, maintaining a log of activity done on the program, closing off the semester.</text:span></text:p>
      <text:p text:style-name="P4"><text:span text:style-name="T18"/></text:p>
      <text:p text:style-name="P4"><text:span text:style-name="T18"/></text:p>
      <text:p text:style-name="P4"><text:span text:style-name="T19">Table of Contents</text:span></text:p>
      <text:p text:style-name="P4"><text:span text:style-name="T20"/></text:p>
      <text:p text:style-name="P4"><text:span text:style-name="T21">Part I – Starting iLearn<text:tab/>.<text:tab/>.<text:tab/>.<text:tab/>.<text:tab/>.<text:tab/>.<text:tab/>.<text:tab/>4</text:span></text:p>
      <text:p text:style-name="P4"><text:span text:style-name="T22"/></text:p>
      <text:p text:style-name="P4"><text:span text:style-name="T23">Part II – Logging In <text:tab/>.<text:tab/>.<text:tab/>.<text:tab/>.<text:tab/>.<text:tab/>.<text:tab/>.<text:tab/>.<text:tab/>4</text:span></text:p>
      <text:p text:style-name="P4"><text:span text:style-name="T24"/></text:p>
      <text:p text:style-name="P5"><text:span text:style-name="T25">Part III – Main Window <text:tab/>.<text:tab/>.<text:tab/>.<text:tab/>.<text:tab/>.<text:tab/>.<text:tab/>.<text:tab/>5</text:span></text:p>
      <text:p text:style-name="P6"><text:span text:style-name="T25">Changing Your Password<text:tab/>.<text:tab/>.<text:tab/>.<text:tab/>.<text:tab/>.<text:tab/>.<text:tab/>6</text:span></text:p>
      <text:p text:style-name="P6"><text:span text:style-name="T25">Logging Out<text:tab/>.<text:tab/>.<text:tab/>.<text:tab/>.<text:tab/>.<text:tab/>.<text:tab/>.<text:tab/>.<text:tab/>6</text:span></text:p>
      <text:p text:style-name="P6"><text:span text:style-name="T25">Exiting iLearn<text:tab/>.<text:tab/>.<text:tab/>.<text:tab/>.<text:tab/>.<text:tab/>.<text:tab/>.<text:tab/>.<text:tab/>6</text:span></text:p>
      <text:p text:style-name="P7"><text:span text:style-name="T26"/></text:p>
      <text:p text:style-name="P8"><text:span text:style-name="T27">Glossary<text:tab/>.<text:tab/>.<text:tab/>.<text:tab/>.<text:tab/>.<text:tab/>.<text:tab/>.<text:tab/>.<text:tab/>.<text:tab/>.<text:tab/><text:tab/></text:span></text:p>
      <text:p text:style-name="P9"><text:span text:style-name="T28">Part I - Starting iLearn</text:span></text:p>
      <text:p text:style-name="P10"><text:span text:style-name="T29"/></text:p>
      <text:p text:style-name="P10"><text:span text:style-name="T30">To start iLearn double click the icon named iLearn on your desktop.<text:s text:c="3"/></text:span></text:p>
      <text:p text:style-name="P10"><text:span text:style-name="T30">Alternatively, you can locate it from your Start menu under the folder iLearn. </text:span></text:p>
      <text:p text:style-name="P10"><draw:frame text:anchor-type="as-char" svg:width="16.93mm" svg:height="16.93mm" style:rel-width="scale" style:rel-height="scale"><draw:object-ole xlink:href="OleObj3"/><draw:image xlink:href="ObjectReplacements/OleObj3"/></draw:frame><text:span text:style-name="T31"/></text:p>
      <text:p text:style-name="P10"><text:span text:style-name="T31"/></text:p>
      <text:p text:style-name="P10"><text:span text:style-name="T32">Part II - Login</text:span></text:p>
      <text:p text:style-name="P10"><text:span text:style-name="T33"/></text:p>
      <text:p text:style-name="P10"><text:span text:style-name="T34">You must enter a user name and password to access iLearn.<text:s text:c="2"/>As the adminstrator, you will create the accounts for all users.<text:s text:c="2"/>This will be shown to you further on in the manual.</text:span></text:p>
      <text:p text:style-name="P10"><text:span text:style-name="T35"/></text:p>
      <text:p text:style-name="P10"><text:span text:style-name="T36">After starting iLearn, you will be presented with the login screen below:</text:span></text:p>
      <text:p text:style-name="P10"><text:span text:style-name="T37"/></text:p>
      <text:p text:style-name="P10"><draw:frame text:anchor-type="as-char" svg:width="108.48mm" svg:height="71.17mm" style:rel-width="scale" style:rel-height="scale"><draw:object-ole xlink:href="OleObj4"/><draw:image xlink:href="ObjectReplacements/OleObj4"/></draw:frame><text:span text:style-name="T37"/></text:p>
      <text:p text:style-name="P10"><text:span text:style-name="T37"/></text:p>
      <text:p text:style-name="P10"><text:span text:style-name="T38">Type in the user name and password given to you by the creators of iLearn and click the Login button.<text:s text:c="2"/>If login is successful, the login window will disappear and the program will load the main window.<text:s text:c="3"/></text:span></text:p>
      <text:p text:style-name="P10"><text:span text:style-name="T39"/></text:p>
      <text:p text:style-name="P11"><text:span text:style-name="T40">If your user name and / or password do not match those on file, you will be asked to enter them again.<text:s text:c="3"/>You have three chances to login before the program exits.</text:span></text:p>
      <text:p text:style-name="P12"><text:span text:style-name="T41">Part III - Main Window</text:span></text:p>
      <text:p text:style-name="P12"><text:span text:style-name="T42"/></text:p>
      <text:p text:style-name="P13"><text:span text:style-name="T43">As the administrator, you will have more priviliges than teachers.<text:s text:c="2"/>Note in the main window below the teacher's login will automatically have the Student, Reports, and Manage feature disabled.<text:s text:c="2"/>You will be able to select which teacher will have which privilidges.</text:span></text:p>
      <text:p text:style-name="P14"><draw:frame text:anchor-type="as-char" svg:width="165.36mm" svg:height="98.43mm" style:rel-width="scale" style:rel-height="scale"><draw:object-ole xlink:href="OleObj5"/><draw:image xlink:href="ObjectReplacements/OleObj5"/></draw:frame><text:span text:style-name="T44"/></text:p>
      <text:p text:style-name="P15"><text:span text:style-name="T45">Part IV - Managing iLearn</text:span></text:p>
      <text:p text:style-name="P15"><text:span text:style-name="T46">This is one of the most important menus in iLearn; therefore all necessary features under this menu must be set up before teachers are able to enter information into the system.</text:span></text:p>
      <text:p text:style-name="P15"><text:span text:style-name="T47">Managing School</text:span></text:p>
      <text:p text:style-name="P15"><text:span text:style-name="T48">Inititally, information on the school must be set up.<text:s text:c="2"/>It is essenial that information entered here is correct and up to date. Reports generated by iLearn such as report cards and transcripts will have whatever information is entered under school.<text:s text:c="2"/>Below is a sample of window.</text:span></text:p>
      <text:p text:style-name="P16"><draw:frame text:anchor-type="as-char" svg:width="100.81mm" svg:height="90.75mm" style:rel-width="scale" style:rel-height="scale"><draw:object-ole xlink:href="OleObj6"/><draw:image xlink:href="ObjectReplacements/OleObj6"/></draw:frame><text:span text:style-name="T49"/></text:p>
      <text:p text:style-name="P16"><text:span text:style-name="T50">Enter all information the school has regarding the fields in this menu.<text:s text:c="2"/>Select the Logo<text:s/></text:span><text:span text:style-name="T51">tab<text:s/></text:span><text:span text:style-name="T52">to insert the logo for T.C.C.<text:s text:c="2"/>Once all information has been entered correctly, click on the Save button.</text:span></text:p>
      <text:p text:style-name="P16"><text:span text:style-name="T53">Creating Staff</text:span></text:p>
      <text:p text:style-name="P16"><text:span text:style-name="T54">Before creating users, staff should be added to iLearn's database.<text:s text:c="2"/>Below is a sample of how to create staff members.</text:span></text:p>
      <text:p text:style-name="P16"><draw:frame text:anchor-type="as-char" svg:width="94.72mm" svg:height="87.05mm" style:rel-width="scale" style:rel-height="scale"><draw:object-ole xlink:href="OleObj7"/><draw:image xlink:href="ObjectReplacements/OleObj7"/></draw:frame><text:span text:style-name="T55"/></text:p>
      <text:p text:style-name="P16"><text:span text:style-name="T56">Fill in all necessary information for the staff of T.C.C.<text:s text:c="2"/>To enter the Date of Birth (D.O.B.), you may enter in the same format as above or click on the calendar button next to the date field and select the correct D.O.B.<text:s text:c="2"/>Once information has been added, click on the Save button.<text:s text:c="2"/>You will be prompted to enter another staff member.<text:s text:c="2"/>If more needs to be added, select Yes.<text:s text:c="2"/>If there is no more staff member to be added, select No and the dialog box will close.</text:span></text:p>
      <text:p text:style-name="P16"><text:span text:style-name="T57">Editing Staff</text:span></text:p>
      <text:p text:style-name="P16"><text:span text:style-name="T58">In the event that information on a staff member needs to be updated, or a staff member leaves, iLearn has the option to edit that staff member.<text:s text:c="2"/>To edit a staff member select Manage →<text:s text:c="3"/>Staff →<text:s text:c="4"/>Edit Staff from the main menu.<text:s text:c="2"/>A dialog box such as the one below will appear with the staff members.</text:span></text:p>
      <text:p text:style-name="P16"><draw:frame text:anchor-type="as-char" svg:width="101.86mm" svg:height="117.48mm" style:rel-width="scale" style:rel-height="scale"><draw:object-ole xlink:href="OleObj8"/><draw:image xlink:href="ObjectReplacements/OleObj8"/></draw:frame><text:span text:style-name="T59"/></text:p>
      <text:p text:style-name="P16"><text:span text:style-name="T60">To edit a staff member, select his/her name and click on Next.<text:s text:c="2"/>All information on the selected staff member will appear.<text:s text:c="2"/>Update whatever information needs to edited then click on Save.<text:s text:c="2"/>Again, you will be prompted to update another staff member.<text:s text:c="2"/>if you need to edit any other information select<text:s/></text:span><text:span text:style-name="T61">Yes<text:s/></text:span><text:span text:style-name="T62">and repeat above process.<text:s text:c="2"/>If not, select<text:s/></text:span><text:span text:style-name="T63">NO<text:s/></text:span><text:span text:style-name="T64">and the box will disappear. </text:span></text:p>
      <text:p text:style-name="P16"><text:span text:style-name="T65">An option is also available to change a teacher's status to INACTIVE.<text:s text:c="2"/>Doing so will disable the teacher's access to the program.<text:s text:c="2"/>Placing a teacher as inactive will NOT delete him/her from the database.</text:span></text:p>
      <text:p text:style-name="P17"><text:span text:style-name="T65"/></text:p>
      <text:p text:style-name="P18"><text:span text:style-name="T66">Adding a Term</text:span></text:p>
      <text:p text:style-name="P19"><text:span text:style-name="T67">A term needs to be added to the system so that teachers will be able to enter their grades.<text:s text:c="2"/>This is also necessary for the generation of reports.<text:s text:c="2"/>To add a term select Manage<text:s/></text:span><text:span text:style-name="T68">→<text:s text:c="3"/>Term →<text:s text:c="3"/>Add Term.<text:s text:c="2"/>The following box will appear:</text:span></text:p>
      <text:p text:style-name="P19"><text:span text:style-name="T68"/></text:p>
      <text:p text:style-name="P19"><draw:frame text:anchor-type="as-char" svg:width="105.04mm" svg:height="41.80mm" style:rel-width="scale" style:rel-height="scale"><draw:object-ole xlink:href="OleObj9"/><draw:image xlink:href="ObjectReplacements/OleObj9"/></draw:frame><text:span text:style-name="T70"/></text:p>
      <text:p text:style-name="P19"><text:span text:style-name="T70"/></text:p>
      <text:p text:style-name="P19"><text:span text:style-name="T71">Term Code -<text:s/></text:span><text:span text:style-name="T72">this is a short description of the active semester.<text:s text:c="2"/>An example of this coule be Sem<text:s/></text:span><text:span text:style-name="T73">1- 2011.<text:s text:c="2"/></text:span></text:p>
      <text:p text:style-name="P19"><text:span text:style-name="T74"/></text:p>
      <text:p text:style-name="P19"><text:span text:style-name="T75">Short Name</text:span><text:span text:style-name="T76"><text:s/>- this is an abbreviated title for the semester's long name.</text:span></text:p>
      <text:p text:style-name="P19"><text:span text:style-name="T77"/></text:p>
      <text:p text:style-name="P19"><text:span text:style-name="T78">Long Name<text:s/></text:span><text:span text:style-name="T79">- this is the actual name given to the current semester.<text:s text:c="2"/>An example could be First Semester<text:s/></text:span><text:span text:style-name="T80">2011.</text:span></text:p>
      <text:p text:style-name="P19"><text:span text:style-name="T81"/></text:p>
      <text:p text:style-name="P19"><text:span text:style-name="T82">More terms may be added but only<text:s/></text:span><text:span text:style-name="T83">ONE<text:s/></text:span><text:span text:style-name="T84">term may be active at a time.<text:s text:c="2"/>Be sure to set the status of the other terms as<text:s/></text:span><text:span text:style-name="T85">Inactive<text:s/></text:span><text:span text:style-name="T86">under Edit Term.</text:span></text:p>
      <text:p text:style-name="P19"><text:span text:style-name="T87"/></text:p>
      <text:p text:style-name="P19"><text:span text:style-name="T88">Editing a Term</text:span></text:p>
      <text:p text:style-name="P19"><text:span text:style-name="T89"/></text:p>
      <text:p text:style-name="P19"><text:span text:style-name="T90">To make any changes to a term you may do so by selecting Manage →<text:s text:c="3"/>Term →<text:s text:c="4"/>Edit Term from the main menu.<text:s text:c="2"/>It is recommended to not edit a term except if an error is made when adding terms.<text:s text:c="2"/>You must be very careful which term you are editing since information from one term may be accidentally added to another term.</text:span></text:p>
      <text:p text:style-name="P19"><text:span text:style-name="T90"/></text:p>
      <text:p text:style-name="P19"><text:span text:style-name="T91">ONLY ONE TERM AT A TIME MAY BE ACTIVE.<text:s text:c="2"/>ALL TERMS FOR THE SCHOOL YEAR MAY BE ADDED BUT MUST LEFT AS INACTIVE.</text:span></text:p>
      <text:p text:style-name="P19"><text:span text:style-name="T91"/></text:p>
      <text:p text:style-name="P20"><text:span text:style-name="T92">Creating Time Slots</text:span></text:p>
      <text:p text:style-name="P20"><text:span text:style-name="T93">Creating time slots for the different classes are not required to be set up but it helps to organize the classes.<text:s text:c="2"/>To set up time slots select Manage →<text:s text:c="3"/>Time Slots →<text:s text:c="3"/>Add Time Slot from the main menu.<text:s text:c="2"/>The following dialog box will appear:</text:span></text:p>
      <text:p text:style-name="P21"><text:span text:style-name="T94"/></text:p>
      <text:p text:style-name="P21"><draw:frame text:anchor-type="as-char" svg:width="102.13mm" svg:height="50.01mm" style:rel-width="scale" style:rel-height="scale"><draw:object-ole xlink:href="OleObj10"/><draw:image xlink:href="ObjectReplacements/OleObj10"/></draw:frame><text:span text:style-name="T96"/></text:p>
      <text:p text:style-name="P21"><text:span text:style-name="T96"/></text:p>
      <text:p text:style-name="P22"><text:span text:style-name="T96">Enter a Time Code for the class.<text:s text:c="2"/>For example Mon 8:</text:span><text:span text:style-name="T97">00</text:span><text:span text:style-name="T98"><text:s/>- 8:</text:span><text:span text:style-name="T99">40</text:span><text:span text:style-name="T100">.<text:s text:c="2"/>Select the day of the week, the Start Time and the End Time for the particular class.<text:s text:c="2"/>Click on Save.<text:s text:c="2"/>You will be prompted to add another class.<text:s text:c="2"/>Select Yes to add another or No to close dialog box.</text:span></text:p>
      <text:p text:style-name="P23"><text:span text:style-name="T101">Editing Time Slots</text:span><text:span text:style-name="T102"/></text:p>
      <text:p text:style-name="P23"><text:span text:style-name="T102"/></text:p>
      <text:p text:style-name="P23"><text:span text:style-name="T103">In the event the time changes for a class or a class needs to edited, select Manage →<text:s text:c="3"/>Time Slots →<text:s text:c="3"/>Edit Time Slots from the main menu.<text:s text:c="2"/>The following box will appear:</text:span></text:p>
      <text:p text:style-name="P23"><text:span text:style-name="T103"/></text:p>
      <text:p text:style-name="P23"><draw:frame text:anchor-type="as-char" svg:width="105.57mm" svg:height="95.51mm" style:rel-width="scale" style:rel-height="scale"><draw:object-ole xlink:href="OleObj11"/><draw:image xlink:href="ObjectReplacements/OleObj11"/></draw:frame><text:span text:style-name="T105"/></text:p>
      <text:p text:style-name="P24"><text:span text:style-name="T106"/></text:p>
      <text:p text:style-name="P25"><text:span text:style-name="T107">Adding Subjects</text:span></text:p>
      <text:p text:style-name="P25"><text:span text:style-name="T108"/></text:p>
      <text:p text:style-name="P25"><text:span text:style-name="T109">To add a subject to iLearn select Manage →<text:s text:c="4"/>Subject →<text:s text:c="3"/>Add Subject.<text:s text:c="2"/>The following dialog box will appear:</text:span></text:p>
      <text:p text:style-name="P25"><text:span text:style-name="T109"/></text:p>
      <text:p text:style-name="P25"><draw:frame text:anchor-type="as-char" svg:width="116.95mm" svg:height="112.71mm" style:rel-width="scale" style:rel-height="scale"><draw:object-ole xlink:href="OleObj12"/><draw:image xlink:href="ObjectReplacements/OleObj12"/></draw:frame><text:span text:style-name="T111"/></text:p>
      <text:p text:style-name="P26"><text:span text:style-name="T111"/></text:p>
      <text:p text:style-name="P27"><text:span text:style-name="T112">Enter the following information into the dialog box:</text:span></text:p>
      <text:p text:style-name="P27"><text:span text:style-name="T113"/></text:p>
      <text:p text:style-name="P27"><text:span text:style-name="T114">Subject Code: -<text:s/></text:span><text:span text:style-name="T115">this is a short code name for the subject.<text:s text:c="2"/>An example of subject code could be MTH-</text:span><text:span text:style-name="T116">101 - 1.<text:s text:c="2"/></text:span><text:span text:style-name="T117">If more than one teacher teaches a particular subject for a form then two more of those classes will have to be added.<text:s text:c="2"/>For example,<text:s text:c="2"/>If Teacher A teaches classes 1C and 1N English and Teacher B teachers the other first form english, then a subject will have to be created for Teacher A and another suject will have to be created for Teacher B<text:s/></text:span><text:span text:style-name="T118"/></text:p>
      <text:p text:style-name="P27"><text:span text:style-name="T119"/></text:p>
      <text:p text:style-name="P27"><text:span text:style-name="T120">Subject Name: -<text:s/></text:span><text:span text:style-name="T121">this is the actual name of the subject.<text:s text:c="2"/>An example could be Mathematics.</text:span></text:p>
      <text:p text:style-name="P27"><text:span text:style-name="T122"/></text:p>
      <text:p text:style-name="P27"><text:span text:style-name="T123">Description: -<text:s/></text:span><text:span text:style-name="T124">a short description of the subject may be given on the subject but this field is not required.</text:span></text:p>
      <text:p text:style-name="P27"><text:span text:style-name="T125"/></text:p>
      <text:p text:style-name="P27"><text:span text:style-name="T126">Credit Hours:<text:s/></text:span><text:span text:style-name="T127">- by default, the credit hours for each subject is set as<text:s/></text:span><text:span text:style-name="T128">3</text:span><text:span text:style-name="T129">.<text:s text:c="2"/>Click on the arrow buttons at the end of the field to increase or decrease the number of credit hours.</text:span></text:p>
      <text:p text:style-name="P27"><text:span text:style-name="T130"/></text:p>
      <text:p text:style-name="P27"><text:span text:style-name="T131">Teacher</text:span><text:span text:style-name="T132">: - Select the teacher of the class from the drop down list.<text:s text:c="2"/>The data for the teacher will be the<text:s/></text:span><text:span text:style-name="T133">Staff<text:s/></text:span><text:span text:style-name="T134">that was previously added.<text:s text:c="2"/>A teacher for the subject<text:s/></text:span><text:span text:style-name="T135">must<text:s/></text:span><text:span text:style-name="T136">be added for teachers to be able to enter grades.<text:s text:c="2"/>Under the days and time menu, select Add to add the days and time for the class.<text:s text:c="2"/></text:span><text:span text:style-name="T137">The information available in the box that appears will be based on the classes added under "Time Slots."<text:s text:c="2"/></text:span><text:span text:style-name="T138">A class may also be removed from the list by selecting the Remove button.</text:span></text:p>
      <text:p text:style-name="P27"><text:span text:style-name="T139"/></text:p>
      <text:p text:style-name="P28"><text:span text:style-name="T140">Once the information has been entered, click on the Save button.<text:s text:c="2"/>You be prompted to add another subject.<text:s text:c="2"/>Select<text:s/></text:span><text:span text:style-name="T141">Yes<text:s/></text:span><text:span text:style-name="T142">to add another or<text:s/></text:span><text:span text:style-name="T143">No<text:s/></text:span><text:span text:style-name="T144">to close the dialog box.<text:s/></text:span><text:span text:style-name="T145"/></text:p>
      <text:p text:style-name="P28"><text:span text:style-name="T145">Editing Subjects</text:span><text:span text:style-name="T146"/></text:p>
      <text:p text:style-name="P28"><text:span text:style-name="T147">If any subject needs to be edited in any way, the editing subjects feature is available.<text:s text:c="2"/>To edit any subject already added, select<text:s/></text:span><text:span text:style-name="T148">Manage →<text:s text:c="4"/>Subject →<text:s text:c="3"/>Edit Subject.<text:s text:c="2"/>The following dialog box will appear:</text:span></text:p>
      <text:p text:style-name="P28"><draw:frame text:anchor-type="as-char" svg:width="118.80mm" svg:height="124.62mm" style:rel-width="scale" style:rel-height="scale"><draw:object-ole xlink:href="OleObj13"/><draw:image xlink:href="ObjectReplacements/OleObj13"/></draw:frame><text:span text:style-name="T150"/></text:p>
      <text:p text:style-name="P28"><text:span text:style-name="T151">Select a subject from the list to edit.<text:s text:c="2"/>You may either click once on the subject to change and select "Next", or you may simply double click on the subject.<text:s text:c="2"/>The particulars entered previously for the subject will appear.<text:s text:c="2"/>Any information entered on the particular subject may be changed.</text:span><text:span text:style-name="T152"/></text:p>
      <text:p text:style-name="P29"><text:span text:style-name="T153">Adding Classes</text:span></text:p>
      <text:p text:style-name="P29"><text:span text:style-name="T154"/></text:p>
      <text:p text:style-name="P29"><text:span text:style-name="T155">To add a class / classes to iLearn select Manage →<text:s text:c="3"/>Class →<text:s text:c="3"/>Add Class.<text:s text:c="2"/>The following box will appear:</text:span></text:p>
      <text:p text:style-name="P29"><text:span text:style-name="T155"/></text:p>
      <text:p text:style-name="P29"><draw:frame text:anchor-type="as-char" svg:width="110.07mm" svg:height="89.43mm" style:rel-width="scale" style:rel-height="scale"><draw:object-ole xlink:href="OleObj14"/><draw:image xlink:href="ObjectReplacements/OleObj14"/></draw:frame><text:span text:style-name="T156"/></text:p>
      <text:p text:style-name="P29"><text:span text:style-name="T156"/></text:p>
      <text:p text:style-name="P29"><text:span text:style-name="T157">The classes that will be added are the names of the differet<text:s/></text:span><text:span text:style-name="T158">Classrooms<text:s/></text:span><text:span text:style-name="T159">and<text:s/></text:span><text:span text:style-name="T160">NOT<text:s/></text:span><text:span text:style-name="T161">subjects that students take.</text:span></text:p>
      <text:p text:style-name="P29"><text:span text:style-name="T162"/></text:p>
      <text:p text:style-name="P29"><text:span text:style-name="T163">Class Code -<text:s/></text:span><text:span text:style-name="T164">a class code only needs to be given for the upper level classes.<text:s text:c="2"/>An example could be 3G1.</text:span></text:p>
      <text:p text:style-name="P29"><text:span text:style-name="T165"/></text:p>
      <text:p text:style-name="P29"><text:span text:style-name="T166">Class Level -<text:s/></text:span><text:span text:style-name="T167"><text:s/>the options available are First, Second, Third and Fourth.</text:span></text:p>
      <text:p text:style-name="P29"><text:span text:style-name="T168"/></text:p>
      <text:p text:style-name="P29"><text:span text:style-name="T169">Class Name -<text:s/></text:span><text:span text:style-name="T170">enter the name of the class to be added.<text:s text:c="2"/>Example 1E.<text:s text:c="2"/>For the upper levels an exmple could be 3 Science.</text:span></text:p>
      <text:p text:style-name="P29"><text:span text:style-name="T171"/></text:p>
      <text:p text:style-name="P29"><text:span text:style-name="T172">Class Description -<text:s/></text:span><text:span text:style-name="T173">a description may be given on the class but is not necessary.</text:span></text:p>
      <text:p text:style-name="P29"><text:span text:style-name="T174"/></text:p>
      <text:p text:style-name="P29"><text:span text:style-name="T175">HomeRoom -<text:s/></text:span><text:span text:style-name="T176">select a teacher from the drop down list.<text:s text:c="2"/>The list of teachers that appears is from the<text:s/></text:span><text:span text:style-name="T177">Staff<text:s/></text:span><text:span text:style-name="T178">that was previously added.</text:span></text:p>
      <text:p text:style-name="P29"><text:span text:style-name="T179"/></text:p>
      <text:p text:style-name="P29"><text:span text:style-name="T180">Click on the<text:s/></text:span><text:span text:style-name="T181">Save<text:s/></text:span><text:span text:style-name="T182">button to save the information entered.<text:s text:c="2"/>You will be prompted to add another class.<text:s text:c="2"/>Select<text:s/></text:span><text:span text:style-name="T183">Yes<text:s/></text:span><text:span text:style-name="T184">to add another or<text:s/></text:span><text:span text:style-name="T185">No<text:s/></text:span><text:span text:style-name="T186">to close the box.</text:span></text:p>
      <text:p text:style-name="P29"><text:span text:style-name="T187"/></text:p>
      <text:p text:style-name="P29"><text:span text:style-name="T188">Editing a Class</text:span></text:p>
      <text:p text:style-name="P29"><text:span text:style-name="T189"/></text:p>
      <text:p text:style-name="P29"><text:span text:style-name="T190">To change any information on a class select Manage →<text:s text:c="3"/>Class →<text:s text:c="3"/>Edit Class.<text:s text:c="2"/>A box with the list of classes added will appear.<text:s text:c="2"/>Below is a sample of the dialog box.</text:span></text:p>
      <text:p text:style-name="P29"><text:span text:style-name="T191"/></text:p>
      <text:p text:style-name="P29"><draw:frame text:anchor-type="as-char" svg:width="132.82mm" svg:height="130.18mm" style:rel-width="scale" style:rel-height="scale"><draw:object-ole xlink:href="OleObj15"/><draw:image xlink:href="ObjectReplacements/OleObj15"/></draw:frame><text:span text:style-name="T192"/></text:p>
      <text:p text:style-name="P29"><text:span text:style-name="T192"/></text:p>
      <text:p text:style-name="P29"><text:span text:style-name="T193">Select the class that needs to be edited.<text:s text:c="2"/>You may either click on the class once and then select<text:s/></text:span><text:span text:style-name="T194">Next</text:span><text:span text:style-name="T195">, or double click on the class.<text:s text:c="2"/>The particulars entered for that class will be displayed.<text:s text:c="2"/>A box similar to the one below will appear:</text:span></text:p>
      <text:p text:style-name="P29"><text:span text:style-name="T196"/></text:p>
      <text:p text:style-name="P29"><draw:frame text:anchor-type="as-char" svg:width="132.82mm" svg:height="130.44mm" style:rel-width="scale" style:rel-height="scale"><draw:object-ole xlink:href="OleObj16"/><draw:image xlink:href="ObjectReplacements/OleObj16"/></draw:frame><text:span text:style-name="T196"/></text:p>
      <text:p text:style-name="P29"><text:span text:style-name="T196"/></text:p>
      <text:p text:style-name="P29"><text:span text:style-name="T197">Make any necessary changes then click on Save.<text:s text:c="2"/>You will receive a message saying "Successfully updated the class' information."<text:s text:c="2"/>Click OK to close the message.<text:s text:c="2"/>An option is also available to set the class as<text:s/></text:span><text:span text:style-name="T198">Inactive</text:span><text:span text:style-name="T199">.<text:s text:c="2"/>Inactive will temporarily disable the class.<text:s text:c="4"/>While on inactive the class will not be able to added as a time slot.<text:s text:c="2"/>An ID is automatically assigned to the classess added. </text:span></text:p>
      <text:p text:style-name="P29"><text:span text:style-name="T199"/></text:p>
      <text:p text:style-name="P29"><text:span text:style-name="T199"><text:s/>The subjects taken may also be edited.<text:s text:c="2"/>Once the class has been selected, click on the Subjects<text:s/></text:span><text:span text:style-name="T200">tab<text:s/></text:span><text:span text:style-name="T201">to the right of the Details<text:s/></text:span><text:span text:style-name="T202">tab</text:span><text:span text:style-name="T203">.<text:s text:c="2"/>Under this tab you may add or delete subjects taken by the class.</text:span></text:p>
      <text:p text:style-name="P29"><text:span text:style-name="T203"/></text:p>
      <text:p text:style-name="P29"><text:span text:style-name="T204">Viewing a Class</text:span></text:p>
      <text:p text:style-name="P29"><text:span text:style-name="T205"/></text:p>
      <text:p text:style-name="P29"><text:span text:style-name="T206">Information on a particular class may also be viewed.<text:s text:c="2"/>Select Manage →<text:s text:c="3"/>Class →<text:s text:c="3"/>View Class from the main menu. </text:span></text:p>
      <text:p text:style-name="P29"><text:span text:style-name="T207"/></text:p>
      <text:p text:style-name="P29"><text:span text:style-name="T208">Information that can be reviewed are:</text:span></text:p>
      <text:p text:style-name="P29"><text:span text:style-name="T209"/></text:p>
      <text:p text:style-name="P29"><text:span text:style-name="T210">Class -<text:s/></text:span><text:span text:style-name="T211">the list of all classes entered.<text:s text:c="2"/>Double click on a class to view information.</text:span></text:p>
      <text:p text:style-name="P29"><text:span text:style-name="T212"/></text:p>
      <text:p text:style-name="P29"><text:span text:style-name="T213">The details of a class will appear.<text:s text:c="2"/>This is all the information entered before on a certain class.<text:s text:c="2"/>You will also be able to see the Subjects taken by the class as well as the students registered in that class.<text:s text:c="2"/>Click on Cancel to close the box.</text:span></text:p>
      <text:p text:style-name="P29"><text:span text:style-name="T214"/></text:p>
      <text:p text:style-name="P29"><text:span text:style-name="T215">No information can be edited under this menu.<text:s text:c="2"/>This option is simply available to see information already entered into the system.</text:span></text:p>
      <text:p text:style-name="P29"><text:span text:style-name="T216"/></text:p>
      <text:p text:style-name="P30"><text:span text:style-name="T217">Creating Users</text:span></text:p>
      <text:p text:style-name="P30"><text:span text:style-name="T218">Adding users to iLearn is very important as it will determine who will be able to access the program.<text:s text:c="2"/>To add users to iLearn select Manage →<text:s text:c="3"/>Users →<text:s text:c="3"/>Add User. The following screen will appear:</text:span></text:p>
      <text:p text:style-name="P30"><draw:frame text:anchor-type="as-char" svg:width="121.71mm" svg:height="126.47mm" style:rel-width="scale" style:rel-height="scale"><draw:object-ole xlink:href="OleObj17"/><draw:image xlink:href="ObjectReplacements/OleObj17"/></draw:frame><text:span text:style-name="T219"/></text:p>
      <text:p text:style-name="P30"><text:span text:style-name="T220">Enter the user's First Name and Last Name.<text:s text:c="2"/>It is recommended to use the first letter of the user's name and the last name of the user.<text:s text:c="2"/>For example Christopher<text:s text:c="2"/>Aguilar<text:s/></text:span><text:span text:style-name="T221">(caguilar).</text:span><text:span text:style-name="T222"><text:s text:c="2"/>Give the user a generic password. You may give the teacher any password you like.<text:s text:c="2"/>The teacher will be able to change his/her password later.</text:span><text:span text:style-name="T223"/></text:p>
      <text:p text:style-name="P30"><text:span text:style-name="T224">There are four groups with different levels of priviliges</text:span></text:p>
      <text:list text:style-name="L31">
        <text:list-item>
          <text:p text:style-name="P31"><text:span text:style-name="T225">Administration</text:span></text:p>
        </text:list-item>
        <text:list-item>
          <text:p text:style-name="P31"><text:span text:style-name="T225">Counsellor</text:span></text:p>
        </text:list-item>
        <text:list-item>
          <text:p text:style-name="P31"><text:span text:style-name="T225">Parents</text:span></text:p>
        </text:list-item>
        <text:list-item>
          <text:p text:style-name="P31"><text:span text:style-name="T225">Teachers</text:span></text:p>
        </text:list-item>
      </text:list>
      <text:p text:style-name="P32"><text:span text:style-name="T226"/></text:p>
      <text:p text:style-name="P32"><text:span text:style-name="T227">Administration -<text:s/></text:span><text:span text:style-name="T228">has full control of the program.<text:s text:c="2"/>The Administrator can make any changes necessary.</text:span></text:p>
      <text:p text:style-name="P32"><text:span text:style-name="T229">Counsellor / Parent</text:span><text:span text:style-name="T230">- will be able to view all information entered by teachers but will not be able to make any changes.</text:span></text:p>
      <text:p text:style-name="P32"><text:span text:style-name="T231">Teachers</text:span><text:span text:style-name="T232">- will be able to enter information into the program, edit and view information.<text:s text:c="2"/>Teachers will<text:s/></text:span><text:span text:style-name="T233">NOT<text:s/></text:span><text:span text:style-name="T234">be able to do any management of the system.</text:span></text:p>
      <text:p text:style-name="P32"><text:span text:style-name="T234">Once the privilege level has been determined enter the amount of<text:s/></text:span><text:span text:style-name="T235">Timeout<text:s/></text:span><text:span text:style-name="T236">time.<text:s text:c="2"/>The Timeout is the time, in minutes, that the user can be inactive before the system logs him/her out.<text:s text:c="2"/>It is recommended to set the Timeout as<text:s/></text:span><text:span text:style-name="T237">10</text:span><text:span text:style-name="T238"><text:s/>to<text:s/></text:span><text:span text:style-name="T239">15</text:span><text:span text:style-name="T240">.</text:span></text:p>
      <text:p text:style-name="P32"><text:span text:style-name="T241">Links</text:span></text:p>
      <text:p text:style-name="P32"><text:span text:style-name="T242">Each teacher must be linked to a Staff Account.<text:s text:c="2"/>Usually, users are linked to their own Staff Account.<text:s text:c="2"/>This way the teacher's subjects taught will have already been created.<text:s text:c="2"/>To Link a Teacher to his/her account click on the "Links" tab next to the General user account information.</text:span></text:p>
      <text:p text:style-name="P32"><text:span text:style-name="T243"/></text:p>
      <text:p text:style-name="P32"><text:span text:style-name="T244">Priviliges</text:span></text:p>
      <text:p text:style-name="P32"><text:span text:style-name="T244">Locking Users</text:span></text:p>
      <text:p text:style-name="P32"><text:span text:style-name="T245">The principal may set a deadline by which all grades must be entered.<text:s text:c="2"/>The lock users module enables the administrator to lock all Non-Administrator users from accessing the program.<text:s text:c="2"/>To lock<text:s/></text:span><text:span text:style-name="T246">Non-Administrator users select Manage →<text:s text:c="3"/>Users →<text:s text:c="3"/>Lock Users.<text:s text:c="2"/>The following dialog box will appear:</text:span></text:p>
      <text:p text:style-name="P32"><draw:frame text:anchor-type="as-char" svg:width="110.07mm" svg:height="62.18mm" style:rel-width="scale" style:rel-height="scale"><draw:object-ole xlink:href="OleObj18"/><draw:image xlink:href="ObjectReplacements/OleObj18"/></draw:frame><text:span text:style-name="T247"/></text:p>
      <text:p text:style-name="P32"><text:span text:style-name="T247">Select "Lock Users" to prevent<text:s/></text:span><text:span text:style-name="T248">Non-Administrator users from accessing the program.<text:s text:c="2"/>You will be prompted to confirm your option.<text:s text:c="2"/>Select "Yes" to lock users.</text:span><text:span text:style-name="T249"/></text:p>
      <text:p text:style-name="P32"><text:span text:style-name="T250">Unlocking Users</text:span><text:span text:style-name="T251"/></text:p>
      <text:p text:style-name="P32"><text:span text:style-name="T252">Similarly to locking users, a module exists to unlock Non-Administrator users.<text:s text:c="2"/>To unlock users, select<text:s text:c="2"/>Manage →<text:s text:c="3"/>Users →<text:s text:c="3"/>Unlock Users.<text:s text:c="2"/>The following dialog box will appear:</text:span></text:p>
      <text:p text:style-name="P32"><draw:frame text:anchor-type="as-char" svg:width="109.54mm" svg:height="50.01mm" style:rel-width="scale" style:rel-height="scale"><draw:object-ole xlink:href="OleObj19"/><draw:image xlink:href="ObjectReplacements/OleObj19"/></draw:frame><text:span text:style-name="T254"/></text:p>
      <text:p text:style-name="P32"><text:span text:style-name="T255">Select Unlock Users to allow Non-Administrator users to access the program again.<text:s text:c="2"/>You will be prompted to unlock user accounts.<text:s text:c="2"/>Select "Yes" to unlock all users.</text:span><text:span text:style-name="T256"/></text:p>
      <text:p text:style-name="P32"><text:span text:style-name="T256"/></text:p>
      <text:p text:style-name="P33"><text:span text:style-name="T257"/></text:p>
      <text:p text:style-name="P33"><text:span text:style-name="T257"/></text:p>
      <text:p text:style-name="P33"><text:span text:style-name="T257"/></text:p>
      <text:p text:style-name="P33"><text:span text:style-name="T257"/></text:p>
      <text:p text:style-name="P33"><text:span text:style-name="T257"/></text:p>
      <text:p text:style-name="P34"><text:span text:style-name="T257"/></text:p>
      <text:p text:style-name="P34"><text:span text:style-name="T258"/></text:p>
      <text:p text:style-name="P34"><text:span text:style-name="T259"/></text:p>
      <text:p text:style-name="P34"><text:span text:style-name="T260"/></text:p>
      <text:p text:style-name="P35"><text:span text:style-name="T260"/></text:p>
      <text:p text:style-name="P35"><text:span text:style-name="T260"/></text:p>
      <text:p text:style-name="P35"><text:span text:style-name="T260"/></text:p>
      <text:p text:style-name="P35"><text:span text:style-name="T260"/></text:p>
      <text:p text:style-name="P35"><text:span text:style-name="T261"/></text:p>
      <text:p text:style-name="P35"><text:span text:style-name="T262"/></text:p>
      <text:p text:style-name="P35"><text:span text:style-name="T262"/></text:p>
      <text:p text:style-name="P35"><text:span text:style-name="T262"/></text:p>
      <text:p text:style-name="P35"><text:span text:style-name="T262"/></text:p>
      <text:p text:style-name="P35"><text:span text:style-name="T262"/></text:p>
      <text:p text:style-name="P35"><text:span text:style-name="T262"/></text:p>
      <text:p text:style-name="P35"><text:span text:style-name="T262"/></text:p>
      <text:p text:style-name="P35"><text:span text:style-name="T262"/></text:p>
      <text:p text:style-name="P35"><text:span text:style-name="T262"/></text:p>
      <text:p text:style-name="P35"><text:span text:style-name="T262"/></text:p>
      <text:p text:style-name="P35"><text:span text:style-name="T262"/></text:p>
      <text:p text:style-name="P35"><text:span text:style-name="T263"><text:s text:c="2"/></text:span></text:p>
      <text:p text:style-name="P35"><text:span text:style-name="T264"/></text:p>
      <text:p text:style-name="P35"><text:span text:style-name="T265"/></text:p>
      <text:p text:style-name="P35"><text:span text:style-name="T265"/></text:p>
      <text:p text:style-name="P35"><text:span text:style-name="T266"/></text:p>
      <text:p text:style-name="P35"><text:span text:style-name="T266"/></text:p>
      <text:p text:style-name="P35"><text:span text:style-name="T266"/></text:p>
      <text:p text:style-name="P35"><text:span text:style-name="T266"/></text:p>
      <text:p text:style-name="P35"><text:span text:style-name="T266"/></text:p>
      <text:p text:style-name="P35"><text:span text:style-name="T266"/></text:p>
      <text:p text:style-name="P35"><text:span text:style-name="T266"/></text:p>
      <text:p text:style-name="P35"><text:span text:style-name="T266"/></text:p>
      <text:p text:style-name="P35"><text:span text:style-name="T266"/></text:p>
      <text:p text:style-name="P35"><text:span text:style-name="T266"/></text:p>
      <text:p text:style-name="P35"><text:span text:style-name="T266"/></text:p>
      <text:p text:style-name="P36"><text:span text:style-name="T266"/></text:p>
      <text:p text:style-name="P36"><text:span text:style-name="T266"/></text:p>
      <text:p text:style-name="P36"><text:span text:style-name="T266"/></text:p>
      <text:p text:style-name="P36"><text:span text:style-name="T266"/></text:p>
      <text:p text:style-name="P36"><text:span text:style-name="T266"/></text:p>
      <text:p text:style-name="P36"><text:span text:style-name="T267"><text:s/></text:span></text:p>
      <text:p text:style-name="P36"><text:span text:style-name="T268"/></text:p>
      <text:p text:style-name="P36"><text:span text:style-name="T268"/></text:p>
      <text:p text:style-name="P36"><text:span text:style-name="T268"/></text:p>
      <text:p text:style-name="P36"><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text:p text:style-name="P37"><text:span text:style-name="T26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